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68cm"/>
    </style:style>
    <style:style style:name="co2" style:family="table-column">
      <style:table-column-properties fo:break-before="auto" style:column-width="37.072cm"/>
    </style:style>
    <style:style style:name="co3" style:family="table-column">
      <style:table-column-properties fo:break-before="auto" style:column-width="0.951cm"/>
    </style:style>
    <style:style style:name="co4" style:family="table-column">
      <style:table-column-properties fo:break-before="auto" style:column-width="44.115cm"/>
    </style:style>
    <style:style style:name="co5" style:family="table-column">
      <style:table-column-properties fo:break-before="auto" style:column-width="2.267cm"/>
    </style:style>
    <style:style style:name="ro1" style:family="table-row">
      <style:table-row-properties style:row-height="0.416cm" fo:break-before="auto" style:use-optimal-row-height="true"/>
    </style:style>
    <style:style style:name="ro2" style:family="table-row">
      <style:table-row-properties style:row-height="1.198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text:p>abhängig</text:p>
          </table:table-cell>
          <table:table-cell office:value-type="string">
            <text:p>dependiente de,sujeto a</text:p>
          </table:table-cell>
          <table:table-cell office:value-type="string">
            <text:p>ADJ</text:p>
          </table:table-cell>
          <table:table-cell office:value-type="string">
            <text:p>Gregor ist finanziell von seinen Eltern abhängig.</text:p>
          </table:table-cell>
        </table:table-row>
        <table:table-row table:style-name="ro1">
          <table:table-cell office:value-type="string">
            <text:p>ähnlich</text:p>
          </table:table-cell>
          <table:table-cell office:value-type="string">
            <text:p>parecido, semejante</text:p>
          </table:table-cell>
          <table:table-cell office:value-type="string">
            <text:p>ADJ</text:p>
          </table:table-cell>
          <table:table-cell office:value-type="string">
            <text:p>1. Oleg sieht seinem Bruder sehr ähnlich. 2. Emilia ist in einer ganz ähnlichen Situation wie ich.</text:p>
          </table:table-cell>
        </table:table-row>
        <table:table-row table:style-name="ro1">
          <table:table-cell office:value-type="string">
            <text:p>aktuell</text:p>
          </table:table-cell>
          <table:table-cell office:value-type="string">
            <text:p>actual,de actualidad,de moda</text:p>
          </table:table-cell>
          <table:table-cell office:value-type="string">
            <text:p>ADJ</text:p>
          </table:table-cell>
          <table:table-cell office:value-type="string">
            <text:p>Umweltschutz ist ein aktuelles Thema.</text:p>
          </table:table-cell>
        </table:table-row>
        <table:table-row table:style-name="ro1">
          <table:table-cell office:value-type="string">
            <text:p>angenehm</text:p>
          </table:table-cell>
          <table:table-cell office:value-type="string">
            <text:p>agradable, grato,ameno, entretenido,simpático</text:p>
          </table:table-cell>
          <table:table-cell office:value-type="string">
            <text:p>ADJ</text:p>
          </table:table-cell>
          <table:table-cell office:value-type="string">
            <text:p>1. Wir wünschen Ihnen eine angenehme Reise.2. Welcher Termin wäre Ihnen angenehm?</text:p>
          </table:table-cell>
        </table:table-row>
        <table:table-row table:style-name="ro1">
          <table:table-cell office:value-type="string">
            <text:p>ängstlich</text:p>
          </table:table-cell>
          <table:table-cell office:value-type="string">
            <text:p>miedoso, temeroso,apocado,pusilánime,escrupuloso, meticuloso,preocupado</text:p>
          </table:table-cell>
          <table:table-cell office:value-type="string">
            <text:p>ADJ</text:p>
          </table:table-cell>
          <table:table-cell office:value-type="string">
            <text:p>Meine Tochter ist etwas ängstlich. Sie geht nicht gern allein auf die Straße.</text:p>
          </table:table-cell>
        </table:table-row>
        <table:table-row table:style-name="ro1">
          <table:table-cell office:value-type="string">
            <text:p>anstrengend</text:p>
          </table:table-cell>
          <table:table-cell office:value-type="string">
            <text:p>duro, agotador,cansador Arg,laborioso, trabajoso</text:p>
          </table:table-cell>
          <table:table-cell office:value-type="string">
            <text:p>ADJ</text:p>
          </table:table-cell>
          <table:table-cell office:value-type="string">
            <text:p>Ich finde diese Arbeit sehr anstrengend.</text:p>
          </table:table-cell>
        </table:table-row>
        <table:table-row table:style-name="ro1">
          <table:table-cell office:value-type="string">
            <text:p>anwesend</text:p>
          </table:table-cell>
          <table:table-cell office:value-type="string">
            <text:p>presente, asistente</text:p>
          </table:table-cell>
          <table:table-cell office:value-type="string">
            <text:p>ADJ</text:p>
          </table:table-cell>
          <table:table-cell office:value-type="string">
            <text:p>Bei dem Treffen waren alle Mitglieder anwesend.</text:p>
          </table:table-cell>
        </table:table-row>
        <table:table-row table:style-name="ro1">
          <table:table-cell office:value-type="string">
            <text:p>arbeitslos</text:p>
          </table:table-cell>
          <table:table-cell office:value-type="string">
            <text:p>parado, sin trabajo</text:p>
          </table:table-cell>
          <table:table-cell office:value-type="string">
            <text:p>ADJ</text:p>
          </table:table-cell>
          <table:table-cell office:value-type="string">
            <text:p>Viele Leute hier sind schon lange arbeitslos.</text:p>
          </table:table-cell>
        </table:table-row>
        <table:table-row table:style-name="ro1">
          <table:table-cell office:value-type="string">
            <text:p>ärgerlich</text:p>
          </table:table-cell>
          <table:table-cell office:value-type="string">
            <text:p>enfadado, molesto,indignado, enojado,desagradable, molesto</text:p>
          </table:table-cell>
          <table:table-cell office:value-type="string">
            <text:p>ADJ</text:p>
          </table:table-cell>
          <table:table-cell office:value-type="string">
            <text:p>Der Zug hat schon wieder Verspätung. Das ist wirklich ärgerlich.</text:p>
          </table:table-cell>
        </table:table-row>
        <table:table-row table:style-name="ro1">
          <table:table-cell office:value-type="string">
            <text:p>aufmerksam</text:p>
          </table:table-cell>
          <table:table-cell office:value-type="string">
            <text:p>atento,alerta,atento, cortés</text:p>
          </table:table-cell>
          <table:table-cell office:value-type="string">
            <text:p>ADJ</text:p>
          </table:table-cell>
          <table:table-cell office:value-type="string">
            <text:p><text:s/>1.Die Schülerin hörte aufmerksam zu. 2. Ich mache Sie darauf aufmerksam, dass wir in einer halben Stunde schließen.</text:p>
          </table:table-cell>
        </table:table-row>
        <table:table-row table:style-name="ro1">
          <table:table-cell office:value-type="string">
            <text:p>ausländisch </text:p>
          </table:table-cell>
          <table:table-cell office:value-type="string">
            <text:p>extranjero</text:p>
          </table:table-cell>
          <table:table-cell office:value-type="string">
            <text:p>ADJ</text:p>
          </table:table-cell>
          <table:table-cell office:value-type="string">
            <text:p>In meiner Firma arbeiten mehr ausländische Kollegen als deutsche.</text:p>
          </table:table-cell>
        </table:table-row>
        <table:table-row table:style-name="ro1">
          <table:table-cell office:value-type="string">
            <text:p>ausreichend</text:p>
          </table:table-cell>
          <table:table-cell office:value-type="string">
            <text:p>bastante, suficiente,suficiente</text:p>
          </table:table-cell>
          <table:table-cell office:value-type="string">
            <text:p>ADJ</text:p>
          </table:table-cell>
          <table:table-cell office:value-type="string">
            <text:p>Dafür bekommst du leider nur die Note ausreichend.</text:p>
          </table:table-cell>
        </table:table-row>
        <table:table-row table:style-name="ro1">
          <table:table-cell office:value-type="string">
            <text:p>äußerlich</text:p>
          </table:table-cell>
          <table:table-cell office:value-type="string">
            <text:p>exterior, externo,superficial,aparente</text:p>
          </table:table-cell>
          <table:table-cell office:value-type="string">
            <text:p>ADJ</text:p>
          </table:table-cell>
          <table:table-cell office:value-type="string">
            <text:p>Das Medikament dürfen Sie nur äußerlich anwenden.</text:p>
          </table:table-cell>
        </table:table-row>
        <table:table-row table:style-name="ro1">
          <table:table-cell office:value-type="string">
            <text:p>automatisch</text:p>
          </table:table-cell>
          <table:table-cell office:value-type="string">
            <text:p>automático</text:p>
          </table:table-cell>
          <table:table-cell office:value-type="string">
            <text:p>ADJ</text:p>
          </table:table-cell>
          <table:table-cell office:value-type="string">
            <text:p>1. Die Tür schließt automatisch. 2. Ihre Lohnsteuerkarte bekommen Sie automatisch zugeschickt.</text:p>
          </table:table-cell>
        </table:table-row>
        <table:table-row table:style-name="ro1">
          <table:table-cell office:value-type="string">
            <text:p>bereit</text:p>
          </table:table-cell>
          <table:table-cell office:value-type="string">
            <text:p>listo para,preparado para,dispuesto para/a +inf</text:p>
          </table:table-cell>
          <table:table-cell office:value-type="string">
            <text:p>ADJ</text:p>
          </table:table-cell>
          <table:table-cell office:value-type="string">
            <text:p>1. Ich bin nicht bereit, noch mehr überstunden zu machen.2. Das Paket liegt auf der Post für Sie bereit.</text:p>
          </table:table-cell>
        </table:table-row>
        <table:table-row table:style-name="ro1">
          <table:table-cell office:value-type="string">
            <text:p>beruflich</text:p>
          </table:table-cell>
          <table:table-cell office:value-type="string">
            <text:p>profesional</text:p>
          </table:table-cell>
          <table:table-cell office:value-type="string">
            <text:p>ADJ</text:p>
          </table:table-cell>
          <table:table-cell office:value-type="string">
            <text:p>Was machen Sie beruflich?</text:p>
          </table:table-cell>
        </table:table-row>
        <table:table-row table:style-name="ro1">
          <table:table-cell office:value-type="string">
            <text:p>berufstätig</text:p>
          </table:table-cell>
          <table:table-cell/>
          <table:table-cell office:value-type="string">
            <text:p>ADJ</text:p>
          </table:table-cell>
          <table:table-cell office:value-type="string">
            <text:p>Sind Sie berufstätig?</text:p>
          </table:table-cell>
        </table:table-row>
        <table:table-row table:style-name="ro1">
          <table:table-cell office:value-type="string">
            <text:p>breit</text:p>
          </table:table-cell>
          <table:table-cell office:value-type="string">
            <text:p>ancho,amplio, extenso</text:p>
          </table:table-cell>
          <table:table-cell office:value-type="string">
            <text:p>ADJ</text:p>
          </table:table-cell>
          <table:table-cell office:value-type="string">
            <text:p>Der Teppich ist zwei Meter lang und einen Meter breit.</text:p>
          </table:table-cell>
        </table:table-row>
        <table:table-row table:style-name="ro1">
          <table:table-cell office:value-type="string">
            <text:p>bunt </text:p>
          </table:table-cell>
          <table:table-cell office:value-type="string">
            <text:p>de varios colores, multicolor,desordenado</text:p>
          </table:table-cell>
          <table:table-cell office:value-type="string">
            <text:p>ADJ</text:p>
          </table:table-cell>
          <table:table-cell office:value-type="string">
            <text:p>Das bunte Kleid gefällt mir gut.</text:p>
          </table:table-cell>
        </table:table-row>
        <table:table-row table:style-name="ro1">
          <table:table-cell office:value-type="string">
            <text:p>dankbar</text:p>
          </table:table-cell>
          <table:table-cell office:value-type="string">
            <text:p>agradecido,provechoso, satisfactorio,resistente</text:p>
          </table:table-cell>
          <table:table-cell office:value-type="string">
            <text:p>ADJ</text:p>
          </table:table-cell>
          <table:table-cell office:value-type="string">
            <text:p>Ich bin Ihnen sehr dankbar für Ihre Hilfe.</text:p>
          </table:table-cell>
        </table:table-row>
        <table:table-row table:style-name="ro1">
          <table:table-cell office:value-type="string">
            <text:p>demokratisch</text:p>
          </table:table-cell>
          <table:table-cell office:value-type="string">
            <text:p>democrático,demócrata</text:p>
          </table:table-cell>
          <table:table-cell office:value-type="string">
            <text:p>ADJ</text:p>
          </table:table-cell>
          <table:table-cell office:value-type="string">
            <text:p>Der Betriebsrat wird demokratisch gewählt.</text:p>
          </table:table-cell>
        </table:table-row>
        <table:table-row table:style-name="ro1">
          <table:table-cell office:value-type="string">
            <text:p>dumm</text:p>
          </table:table-cell>
          <table:table-cell office:value-type="string">
            <text:p>bobo, tonto, estúpido,acicuatado Ant, Mex,otario Mex,apantallado Mex,upa Ecua, Peru,ignorante,fastidioso,desagradable</text:p>
          </table:table-cell>
          <table:table-cell office:value-type="string">
            <text:p>ADJ</text:p>
          </table:table-cell>
          <table:table-cell office:value-type="string">
            <text:p>1. Entschuldigung, das war dumm von mir. 2. Mir ist etwas Dummes passiert. 3. Ich fand den Film wirklich sehr dumm.</text:p>
          </table:table-cell>
        </table:table-row>
        <table:table-row table:style-name="ro1">
          <table:table-cell office:value-type="string">
            <text:p>dünn</text:p>
          </table:table-cell>
          <table:table-cell office:value-type="string">
            <text:p>fino,delgado,flaco,escaso, exiguo,ralo,débil,aguado, claro,flojo</text:p>
          </table:table-cell>
          <table:table-cell office:value-type="string">
            <text:p>ADJ</text:p>
          </table:table-cell>
          <table:table-cell office:value-type="string">
            <text:p>1. Mein Sohn ist sehr dünn. Er isst zu wenig. 2. Warum ziehst du nur so einen dünnen Mantel an? Es ist kalt draußen.</text:p>
          </table:table-cell>
        </table:table-row>
        <table:table-row table:style-name="ro1">
          <table:table-cell office:value-type="string">
            <text:p>egal</text:p>
          </table:table-cell>
          <table:table-cell office:value-type="string">
            <text:p>igual</text:p>
          </table:table-cell>
          <table:table-cell office:value-type="string">
            <text:p>ADJ</text:p>
          </table:table-cell>
          <table:table-cell office:value-type="string">
            <text:p>1. Es ist mir ganz egal, was die Leute denken. 2. Egal, wie das Wetter ist, ich gehe schwimmen.</text:p>
          </table:table-cell>
        </table:table-row>
        <table:table-row table:style-name="ro1">
          <table:table-cell office:value-type="string">
            <text:p>eigen-</text:p>
          </table:table-cell>
          <table:table-cell/>
          <table:table-cell office:value-type="string">
            <text:p>ADJ</text:p>
          </table:table-cell>
          <table:table-cell office:value-type="string">
            <text:p>1. Fast jedes Kind hat ein eigenes Zimmer. 2. Manche Leute haben keine eigene Meinung.</text:p>
          </table:table-cell>
        </table:table-row>
        <table:table-row table:style-name="ro1">
          <table:table-cell office:value-type="string">
            <text:p>eilig</text:p>
          </table:table-cell>
          <table:table-cell office:value-type="string">
            <text:p>rápido,urgente</text:p>
          </table:table-cell>
          <table:table-cell office:value-type="string">
            <text:p>ADJ</text:p>
          </table:table-cell>
          <table:table-cell office:value-type="string">
            <text:p>Hast du es eilig?</text:p>
          </table:table-cell>
        </table:table-row>
        <table:table-row table:style-name="ro1">
          <table:table-cell office:value-type="string">
            <text:p>eindeutig</text:p>
          </table:table-cell>
          <table:table-cell office:value-type="string">
            <text:p>inequívoco, unívoco,claro, patente</text:p>
          </table:table-cell>
          <table:table-cell office:value-type="string">
            <text:p>ADJ</text:p>
          </table:table-cell>
          <table:table-cell office:value-type="string">
            <text:p>1. Das Ergebnis ist eindeutig. Du hast gewonnen. 2. Du kannst eindeutig besser kochen als ich.</text:p>
          </table:table-cell>
        </table:table-row>
        <table:table-row table:style-name="ro2">
          <table:table-cell office:value-type="string">
            <text:p>einig-</text:p>
          </table:table-cell>
          <table:table-cell/>
          <table:table-cell office:value-type="string">
            <text:p>ADJ</text:p>
          </table:table-cell>
          <table:table-cell office:value-type="string">
            <text:p>1. In diesem Bericht sind einige Fehler. 2. Das wird noch einige Zeit dauern.</text:p>
            <text:p>3. Einige sind für das Gesetz, aber viele sind auch dagegen.</text:p>
            <text:p>4. Kennst du jemand, der Chinesisch spricht? – Ich kenne sogar einige Leute.</text:p>
          </table:table-cell>
        </table:table-row>
        <table:table-row table:style-name="ro1">
          <table:table-cell office:value-type="string">
            <text:p>einsam</text:p>
          </table:table-cell>
          <table:table-cell office:value-type="string">
            <text:p>solo,abandonado,aislado, apartado,desierto, inhabitado</text:p>
          </table:table-cell>
          <table:table-cell office:value-type="string">
            <text:p>ADJ</text:p>
          </table:table-cell>
          <table:table-cell office:value-type="string">
            <text:p>Ohne meine Familie fühle ich mich ein bisschen einsam.</text:p>
          </table:table-cell>
        </table:table-row>
        <table:table-row table:style-name="ro1">
          <table:table-cell office:value-type="string">
            <text:p>einverstanden </text:p>
          </table:table-cell>
          <table:table-cell office:value-type="string">
            <text:p>de acuerdo con,conforme con</text:p>
          </table:table-cell>
          <table:table-cell office:value-type="string">
            <text:p>ADJ</text:p>
          </table:table-cell>
          <table:table-cell office:value-type="string">
            <text:p>Als Termin schlage ich den 3. Mai vor. – Gut, einverstanden!</text:p>
          </table:table-cell>
        </table:table-row>
        <table:table-row table:style-name="ro1">
          <table:table-cell office:value-type="string">
            <text:p>einzig-</text:p>
          </table:table-cell>
          <table:table-cell/>
          <table:table-cell office:value-type="string">
            <text:p>ADJ</text:p>
          </table:table-cell>
          <table:table-cell office:value-type="string">
            <text:p>1. Wir waren die einzigen Gäste. 2. Das war das einzige Mal, dass ich ihn gesehen habe.</text:p>
          </table:table-cell>
        </table:table-row>
        <table:table-row table:style-name="ro1">
          <table:table-cell office:value-type="string">
            <text:p>elegant</text:p>
          </table:table-cell>
          <table:table-cell office:value-type="string">
            <text:p>elegante</text:p>
          </table:table-cell>
          <table:table-cell office:value-type="string">
            <text:p>ADJ</text:p>
          </table:table-cell>
          <table:table-cell office:value-type="string">
            <text:p>Ich finde dein Kleid sehr elegant.</text:p>
          </table:table-cell>
        </table:table-row>
        <table:table-row table:style-name="ro1">
          <table:table-cell office:value-type="string">
            <text:p>elektrisch</text:p>
          </table:table-cell>
          <table:table-cell office:value-type="string">
            <text:p>eléctrico</text:p>
          </table:table-cell>
          <table:table-cell office:value-type="string">
            <text:p>ADJ</text:p>
          </table:table-cell>
          <table:table-cell office:value-type="string">
            <text:p>Wir kochen nicht mit Gas, sondern elektrisch.</text:p>
          </table:table-cell>
        </table:table-row>
        <table:table-row table:style-name="ro1">
          <table:table-cell office:value-type="string">
            <text:p>elektronisch</text:p>
          </table:table-cell>
          <table:table-cell office:value-type="string">
            <text:p>electrónico</text:p>
          </table:table-cell>
          <table:table-cell office:value-type="string">
            <text:p>ADJ</text:p>
          </table:table-cell>
          <table:table-cell office:value-type="string">
            <text:p>Wir schicken nichts mehr per Post. Alles geht elektronisch.</text:p>
          </table:table-cell>
        </table:table-row>
        <table:table-row table:style-name="ro1">
          <table:table-cell office:value-type="string">
            <text:p>endgültig</text:p>
          </table:table-cell>
          <table:table-cell office:value-type="string">
            <text:p>definitivo</text:p>
          </table:table-cell>
          <table:table-cell office:value-type="string">
            <text:p>ADJ</text:p>
          </table:table-cell>
          <table:table-cell office:value-type="string">
            <text:p>1. Endlich haben wir eine schöne Wohnung gefunden. 2. Haben Sie sich nun endlich entschieden?</text:p>
          </table:table-cell>
        </table:table-row>
        <table:table-row table:style-name="ro1">
          <table:table-cell office:value-type="string">
            <text:p>eventuell</text:p>
          </table:table-cell>
          <table:table-cell office:value-type="string">
            <text:p>eventual, posible</text:p>
          </table:table-cell>
          <table:table-cell office:value-type="string">
            <text:p>ADJ</text:p>
          </table:table-cell>
          <table:table-cell office:value-type="string">
            <text:p>Ich komme eventuell etwas später.</text:p>
          </table:table-cell>
        </table:table-row>
        <table:table-row table:style-name="ro1">
          <table:table-cell office:value-type="string">
            <text:p>ewig</text:p>
          </table:table-cell>
          <table:table-cell office:value-type="string">
            <text:p>eterno,continuo,infinito</text:p>
          </table:table-cell>
          <table:table-cell office:value-type="string">
            <text:p>ADJ</text:p>
          </table:table-cell>
          <table:table-cell office:value-type="string">
            <text:p>Ich warte schon ewig auf mein neues Auto!</text:p>
          </table:table-cell>
        </table:table-row>
        <table:table-row table:style-name="ro1">
          <table:table-cell office:value-type="string">
            <text:p>fällig</text:p>
          </table:table-cell>
          <table:table-cell office:value-type="string">
            <text:p>pagadero, vencido,necesario</text:p>
          </table:table-cell>
          <table:table-cell office:value-type="string">
            <text:p>ADJ</text:p>
          </table:table-cell>
          <table:table-cell office:value-type="string">
            <text:p>Die Rechnung ist Ende des Monats fällig.</text:p>
          </table:table-cell>
        </table:table-row>
        <table:table-row table:style-name="ro1">
          <table:table-cell office:value-type="string">
            <text:p>feucht </text:p>
          </table:table-cell>
          <table:table-cell office:value-type="string">
            <text:p>húmedo</text:p>
          </table:table-cell>
          <table:table-cell office:value-type="string">
            <text:p>ADJ</text:p>
          </table:table-cell>
          <table:table-cell office:value-type="string">
            <text:p>1. Die Wäsche ist noch feucht. 2. Es ist heute feucht draußen.</text:p>
          </table:table-cell>
        </table:table-row>
        <table:table-row table:style-name="ro1">
          <table:table-cell office:value-type="string">
            <text:p>finanziell</text:p>
          </table:table-cell>
          <table:table-cell office:value-type="string">
            <text:p>financiero, económico</text:p>
          </table:table-cell>
          <table:table-cell office:value-type="string">
            <text:p>ADJ</text:p>
          </table:table-cell>
          <table:table-cell office:value-type="string">
            <text:p>Finanziell geht es meinem Neffen jetzt besser.</text:p>
          </table:table-cell>
        </table:table-row>
        <table:table-row table:style-name="ro1">
          <table:table-cell office:value-type="string">
            <text:p>fit</text:p>
          </table:table-cell>
          <table:table-cell office:value-type="string">
            <text:p>en (buena) forma</text:p>
          </table:table-cell>
          <table:table-cell office:value-type="string">
            <text:p>ADJ</text:p>
          </table:table-cell>
          <table:table-cell office:value-type="string">
            <text:p>Ich halte mich durch Sport fit.</text:p>
          </table:table-cell>
        </table:table-row>
        <table:table-row table:style-name="ro1">
          <table:table-cell office:value-type="string">
            <text:p>flach</text:p>
          </table:table-cell>
          <table:table-cell office:value-type="string">
            <text:p>llano, plano,bajo,playo CSur,poco profundo,llano,banal, superficial</text:p>
          </table:table-cell>
          <table:table-cell office:value-type="string">
            <text:p>ADJ</text:p>
          </table:table-cell>
          <table:table-cell office:value-type="string">
            <text:p>1. Für die Arbeit brauche ich flache Schuhe. 2. An dieser Stelle ist der See sehr flach.</text:p>
          </table:table-cell>
        </table:table-row>
        <table:table-row table:style-name="ro1">
          <table:table-cell office:value-type="string">
            <text:p>flexibel</text:p>
          </table:table-cell>
          <table:table-cell office:value-type="string">
            <text:p>flexible</text:p>
          </table:table-cell>
          <table:table-cell office:value-type="string">
            <text:p>ADJ</text:p>
          </table:table-cell>
          <table:table-cell office:value-type="string">
            <text:p>Meine Arbeitszeit ist flexibel.</text:p>
          </table:table-cell>
        </table:table-row>
        <table:table-row table:style-name="ro1">
          <table:table-cell office:value-type="string">
            <text:p>frech</text:p>
          </table:table-cell>
          <table:table-cell office:value-type="string">
            <text:p>insolente, impertinente,cachafaz AmS,impávido Chil,desvergonzado, atrevido,descocado</text:p>
          </table:table-cell>
          <table:table-cell office:value-type="string">
            <text:p>ADJ</text:p>
          </table:table-cell>
          <table:table-cell office:value-type="string">
            <text:p>Du darfst in der Schule nicht so frech sein.</text:p>
          </table:table-cell>
        </table:table-row>
        <table:table-row table:style-name="ro1">
          <table:table-cell office:value-type="string">
            <text:p>freiwillig</text:p>
          </table:table-cell>
          <table:table-cell office:value-type="string">
            <text:p>voluntario</text:p>
          </table:table-cell>
          <table:table-cell office:value-type="string">
            <text:p>ADJ</text:p>
          </table:table-cell>
          <table:table-cell office:value-type="string">
            <text:p>Manchmal bleibe ich freiwillig länger im Büro.</text:p>
          </table:table-cell>
        </table:table-row>
        <table:table-row table:style-name="ro1">
          <table:table-cell office:value-type="string">
            <text:p>fremd </text:p>
          </table:table-cell>
          <table:table-cell office:value-type="string">
            <text:p>extranjero,forastero,ajeno, de otro(s),desconocido,extraño</text:p>
          </table:table-cell>
          <table:table-cell office:value-type="string">
            <text:p>ADJ</text:p>
          </table:table-cell>
          <table:table-cell office:value-type="string">
            <text:p>1. Ich reise gern in fremde Länder. 2. Ich bin fremd hier.</text:p>
          </table:table-cell>
        </table:table-row>
        <table:table-row table:style-name="ro1">
          <table:table-cell office:value-type="string">
            <text:p>freundlich</text:p>
          </table:table-cell>
          <table:table-cell office:value-type="string">
            <text:p>amable,cordial, cariñoso,agradable,acogedor,ameno,claro,favorable</text:p>
          </table:table-cell>
          <table:table-cell office:value-type="string">
            <text:p>ADJ</text:p>
          </table:table-cell>
          <table:table-cell office:value-type="string">
            <text:p>1. Er hat uns sehr freundlich begrüßt. 2. Der Mann ist sehr freundlich zu mir. 3. Mit freundlichen Grüßen</text:p>
          </table:table-cell>
        </table:table-row>
        <table:table-row table:style-name="ro1">
          <table:table-cell office:value-type="string">
            <text:p>froh</text:p>
          </table:table-cell>
          <table:table-cell office:value-type="string">
            <text:p>alegre,feliz,satisfecho, contento,bueno, agradable</text:p>
          </table:table-cell>
          <table:table-cell office:value-type="string">
            <text:p>ADJ</text:p>
          </table:table-cell>
          <table:table-cell office:value-type="string">
            <text:p>1. Ich bin froh, dass alles so gut geklappt hat. 2. Frohes Fest! </text:p>
          </table:table-cell>
        </table:table-row>
        <table:table-row table:style-name="ro1">
          <table:table-cell office:value-type="string">
            <text:p>gefährlich</text:p>
          </table:table-cell>
          <table:table-cell office:value-type="string">
            <text:p>peligroso,grave,de cuidado,arriesgado,expuesto</text:p>
          </table:table-cell>
          <table:table-cell office:value-type="string">
            <text:p>ADJ</text:p>
          </table:table-cell>
          <table:table-cell office:value-type="string">
            <text:p>1. Achtung, hier ist eine gefährliche Kurve! 2. Du darfst nicht bei Rot über die Straße gehen. Das ist gefährlich.</text:p>
          </table:table-cell>
        </table:table-row>
        <table:table-row table:style-name="ro1">
          <table:table-cell office:value-type="string">
            <text:p>geheim</text:p>
          </table:table-cell>
          <table:table-cell office:value-type="string">
            <text:p>secreto,oculto,confidencial</text:p>
          </table:table-cell>
          <table:table-cell office:value-type="string">
            <text:p>ADJ</text:p>
          </table:table-cell>
          <table:table-cell office:value-type="string">
            <text:p>Das ist geheim. Du darfst es niemandem sagen.</text:p>
          </table:table-cell>
        </table:table-row>
        <table:table-row table:style-name="ro1">
          <table:table-cell office:value-type="string">
            <text:p>gering</text:p>
          </table:table-cell>
          <table:table-cell office:value-type="string">
            <text:p>pequeño,poco,escaso,limitado,bajo,corto,insignificante, mínimo</text:p>
          </table:table-cell>
          <table:table-cell office:value-type="string">
            <text:p>ADJ</text:p>
          </table:table-cell>
          <table:table-cell office:value-type="string">
            <text:p>1. Unsere Mannschaft hatte nur eine geringe Chance. 2. Wenn Sie ein geringes Einkommen haben, zahlen Sie nur wenig Steuern.</text:p>
          </table:table-cell>
        </table:table-row>
        <table:table-row table:style-name="ro1">
          <table:table-cell office:value-type="string">
            <text:p>gesund</text:p>
          </table:table-cell>
          <table:table-cell office:value-type="string">
            <text:p>sano,saludable</text:p>
          </table:table-cell>
          <table:table-cell office:value-type="string">
            <text:p>ADJ</text:p>
          </table:table-cell>
          <table:table-cell office:value-type="string">
            <text:p>1. Ich hatte Grippe. Jetzt bin ich wieder gesund. 2. Zu viel Zucker ist nicht gesund.</text:p>
          </table:table-cell>
        </table:table-row>
        <table:table-row table:style-name="ro1">
          <table:table-cell office:value-type="string">
            <text:p>giftig</text:p>
          </table:table-cell>
          <table:table-cell office:value-type="string">
            <text:p>venenoso, tóxico,mordaz, malicioso</text:p>
          </table:table-cell>
          <table:table-cell office:value-type="string">
            <text:p>ADJ</text:p>
          </table:table-cell>
          <table:table-cell office:value-type="string">
            <text:p>Vorsicht, das ist giftig!</text:p>
          </table:table-cell>
        </table:table-row>
        <table:table-row table:style-name="ro1">
          <table:table-cell office:value-type="string">
            <text:p>gleichberechtigt</text:p>
          </table:table-cell>
          <table:table-cell office:value-type="string">
            <text:p>con los mismos derechos</text:p>
          </table:table-cell>
          <table:table-cell office:value-type="string">
            <text:p>ADJ</text:p>
          </table:table-cell>
          <table:table-cell office:value-type="string">
            <text:p>Mann und Frau sind gleichberechtigt.</text:p>
          </table:table-cell>
        </table:table-row>
        <table:table-row table:style-name="ro1">
          <table:table-cell office:value-type="string">
            <text:p>groß</text:p>
          </table:table-cell>
          <table:table-cell office:value-type="string">
            <text:p>gran(de),espacioso,extenso, vasto,grueso,alto,largo,mayor,adulto,numeroso,grande,importante</text:p>
          </table:table-cell>
          <table:table-cell office:value-type="string">
            <text:p>ADJ</text:p>
          </table:table-cell>
          <table:table-cell office:value-type="string">
            <text:p>1. Wir haben einen großen Garten. 2. Wie groß sind Sie? 3. Die Jacke ist mir zu groß. 4. Wenn die Kinder groß sind, haben wir <text:s/>wieder mehr Zeit. 5. Ich habe keinen großen Hunger.</text:p>
          </table:table-cell>
        </table:table-row>
        <table:table-row table:style-name="ro1">
          <table:table-cell office:value-type="string">
            <text:p>Groß-</text:p>
          </table:table-cell>
          <table:table-cell/>
          <table:table-cell office:value-type="string">
            <text:p>ADJ</text:p>
          </table:table-cell>
          <table:table-cell office:value-type="string">
            <text:p>z. B. die Großeltern, die Großmutter, der Großvater</text:p>
          </table:table-cell>
        </table:table-row>
        <table:table-row table:style-name="ro1">
          <table:table-cell office:value-type="string">
            <text:p>gültig </text:p>
          </table:table-cell>
          <table:table-cell office:value-type="string">
            <text:p>válido,vigente,de curso legal</text:p>
          </table:table-cell>
          <table:table-cell office:value-type="string">
            <text:p>ADJ</text:p>
          </table:table-cell>
          <table:table-cell office:value-type="string">
            <text:p>Mein Pass ist nur noch zwei Monate gültig.</text:p>
          </table:table-cell>
        </table:table-row>
        <table:table-row table:style-name="ro1">
          <table:table-cell office:value-type="string">
            <text:p>günstig</text:p>
          </table:table-cell>
          <table:table-cell office:value-type="string">
            <text:p>favorable,propicio,oportuno,a buen precio</text:p>
          </table:table-cell>
          <table:table-cell office:value-type="string">
            <text:p>ADJ</text:p>
          </table:table-cell>
          <table:table-cell office:value-type="string">
            <text:p>Ich suche eine günstige Ferienwohnung.</text:p>
          </table:table-cell>
        </table:table-row>
        <table:table-row table:style-name="ro1">
          <table:table-cell office:value-type="string">
            <text:p>haltbar</text:p>
          </table:table-cell>
          <table:table-cell office:value-type="string">
            <text:p>conservable,resistente, duradero,sostenible,parable</text:p>
          </table:table-cell>
          <table:table-cell office:value-type="string">
            <text:p>ADJ</text:p>
          </table:table-cell>
          <table:table-cell office:value-type="string">
            <text:p>Diese Dose Tomaten ist mindestens haltbar bis 31.12.2010.</text:p>
          </table:table-cell>
        </table:table-row>
        <table:table-row table:style-name="ro1">
          <table:table-cell office:value-type="string">
            <text:p>hell</text:p>
          </table:table-cell>
          <table:table-cell office:value-type="string">
            <text:p>claro,rubio,luminoso,iluminado,agudo,listo,inteligente,total,puro</text:p>
          </table:table-cell>
          <table:table-cell office:value-type="string">
            <text:p>ADJ</text:p>
          </table:table-cell>
          <table:table-cell office:value-type="string">
            <text:p>1. Im Sommer wird es um 5 Uhr schon hell.2. Mein Zimmer ist schön hell. 3. Ich habe mir einen hellblauen</text:p>
          </table:table-cell>
        </table:table-row>
        <table:table-row table:style-name="ro1">
          <table:table-cell office:value-type="string">
            <text:p>historisch</text:p>
          </table:table-cell>
          <table:table-cell office:value-type="string">
            <text:p>histórico</text:p>
          </table:table-cell>
          <table:table-cell office:value-type="string">
            <text:p>ADJ</text:p>
          </table:table-cell>
          <table:table-cell office:value-type="string">
            <text:p>Wir waren mit unserer Klasse im Historischen Museum.</text:p>
          </table:table-cell>
        </table:table-row>
        <table:table-row table:style-name="ro1">
          <table:table-cell office:value-type="string">
            <text:p>höflich</text:p>
          </table:table-cell>
          <table:table-cell office:value-type="string">
            <text:p>cortés,amable</text:p>
          </table:table-cell>
          <table:table-cell office:value-type="string">
            <text:p>ADJ</text:p>
          </table:table-cell>
          <table:table-cell office:value-type="string">
            <text:p>Unser Nachbar ist sehr höflich. Er sagt immer als erster „Guten Tag“.</text:p>
          </table:table-cell>
        </table:table-row>
        <table:table-row table:style-name="ro1">
          <table:table-cell office:value-type="string">
            <text:p>hungrig</text:p>
          </table:table-cell>
          <table:table-cell office:value-type="string">
            <text:p>hambriento,filoso Hond,ávido</text:p>
          </table:table-cell>
          <table:table-cell office:value-type="string">
            <text:p>ADJ</text:p>
          </table:table-cell>
          <table:table-cell office:value-type="string">
            <text:p>Ich bin sehr hungrig.</text:p>
          </table:table-cell>
        </table:table-row>
        <table:table-row table:style-name="ro1">
          <table:table-cell office:value-type="string">
            <text:p>illegal</text:p>
          </table:table-cell>
          <table:table-cell office:value-type="string">
            <text:p>ilegal</text:p>
          </table:table-cell>
          <table:table-cell office:value-type="string">
            <text:p>ADJ</text:p>
          </table:table-cell>
          <table:table-cell office:value-type="string">
            <text:p>Ohne Steuerkarte zu arbeiten ist illegal. Wenn es herauskommt, musst du Strafe zahlen.</text:p>
          </table:table-cell>
        </table:table-row>
        <table:table-row table:style-name="ro1">
          <table:table-cell office:value-type="string">
            <text:p>intelligent</text:p>
          </table:table-cell>
          <table:table-cell office:value-type="string">
            <text:p>inteligente</text:p>
          </table:table-cell>
          <table:table-cell office:value-type="string">
            <text:p>ADJ</text:p>
          </table:table-cell>
          <table:table-cell office:value-type="string">
            <text:p>Unsere Tochter ist sehr intelligent. Sie kann sehr gut rechnen.</text:p>
          </table:table-cell>
        </table:table-row>
        <table:table-row table:style-name="ro1">
          <table:table-cell office:value-type="string">
            <text:p>intensiv </text:p>
          </table:table-cell>
          <table:table-cell office:value-type="string">
            <text:p>intensivo,intenso</text:p>
          </table:table-cell>
          <table:table-cell office:value-type="string">
            <text:p>ADJ</text:p>
          </table:table-cell>
          <table:table-cell office:value-type="string">
            <text:p>Ich möchte intensiv Deutsch lernen.</text:p>
          </table:table-cell>
        </table:table-row>
        <table:table-row table:style-name="ro1">
          <table:table-cell office:value-type="string">
            <text:p>interessant</text:p>
          </table:table-cell>
          <table:table-cell office:value-type="string">
            <text:p>interesante</text:p>
          </table:table-cell>
          <table:table-cell office:value-type="string">
            <text:p>ADJ</text:p>
          </table:table-cell>
          <table:table-cell office:value-type="string">
            <text:p>1. Ich habe einen interessanten Bericht gelesen. 2. Den Bericht über Brasilien finde ich sehr interessant.</text:p>
          </table:table-cell>
        </table:table-row>
        <table:table-row table:style-name="ro1">
          <table:table-cell office:value-type="string">
            <text:p>interkulturell</text:p>
          </table:table-cell>
          <table:table-cell office:value-type="string">
            <text:p>intercultural</text:p>
          </table:table-cell>
          <table:table-cell office:value-type="string">
            <text:p>ADJ</text:p>
          </table:table-cell>
          <table:table-cell office:value-type="string">
            <text:p>Wir haben in der Sprachschule ein interkulturelles Fest gefeiert.</text:p>
          </table:table-cell>
        </table:table-row>
        <table:table-row table:style-name="ro1">
          <table:table-cell office:value-type="string">
            <text:p>jung</text:p>
          </table:table-cell>
          <table:table-cell office:value-type="string">
            <text:p>joven,juvenil,nuevo</text:p>
          </table:table-cell>
          <table:table-cell office:value-type="string">
            <text:p>ADJ</text:p>
          </table:table-cell>
          <table:table-cell office:value-type="string">
            <text:p>1. Für diesen Film bist du noch zu jung. 2. Meine Mutter ist jung geblieben. 3. Claudia ist 21. – Was? Noch so jung? 4. Ich habe sehr jung geheiratet. 5. Bei uns im Haus wohnen viele junge Leute. 7 Mein Bruder ist zehn Jahre jünger als ich.8. Ich bin in unserer Familie die Jüngste.</text:p>
          </table:table-cell>
        </table:table-row>
        <table:table-row table:style-name="ro1">
          <table:table-cell office:value-type="string">
            <text:p>kalt</text:p>
          </table:table-cell>
          <table:table-cell office:value-type="string">
            <text:p>frío,helado,indiferente</text:p>
          </table:table-cell>
          <table:table-cell office:value-type="string">
            <text:p>ADJ</text:p>
          </table:table-cell>
          <table:table-cell office:value-type="string">
            <text:p>1. Es ist kalt heute. 2. Du hast ja ganz kalte Hände. 3. Das Mittagessen ist kalt geworden. 4. Abends essen wir immer kalt. 5. Wir hatten einen kalten Winter. 6. Mir ist kalt. Mach bitte die Heizung an.</text:p>
          </table:table-cell>
        </table:table-row>
        <table:table-row table:style-name="ro1">
          <table:table-cell office:value-type="string">
            <text:p>kaputt</text:p>
          </table:table-cell>
          <table:table-cell office:value-type="string">
            <text:p>roto,estropeado,hecho polvo,destrozado,reventado,en las últimas</text:p>
          </table:table-cell>
          <table:table-cell office:value-type="string">
            <text:p>ADJ</text:p>
          </table:table-cell>
          <table:table-cell office:value-type="string">
            <text:p>1. Unsere Waschmaschine ist kaputt. 2. Ich bin noch ganz kaputt von der Reise.</text:p>
          </table:table-cell>
        </table:table-row>
        <table:table-row table:style-name="ro1">
          <table:table-cell office:value-type="string">
            <text:p>klein</text:p>
          </table:table-cell>
          <table:table-cell office:value-type="string">
            <text:p>pequeño,bajo,breve,menor,insignificante,modesto,limitado</text:p>
          </table:table-cell>
          <table:table-cell office:value-type="string">
            <text:p>ADJ</text:p>
          </table:table-cell>
          <table:table-cell office:value-type="string">
            <text:p>1. Unsere Wohnung ist klein. 2. Unser Kind ist noch klein. 3. Wir machen am Sonntag einen kleinen Ausflug.</text:p>
          </table:table-cell>
        </table:table-row>
        <table:table-row table:style-name="ro1">
          <table:table-cell office:value-type="string">
            <text:p>komisch</text:p>
          </table:table-cell>
          <table:table-cell office:value-type="string">
            <text:p>cómico, gracioso,curioso, raro, extraño</text:p>
          </table:table-cell>
          <table:table-cell office:value-type="string">
            <text:p>ADJ</text:p>
          </table:table-cell>
          <table:table-cell office:value-type="string">
            <text:p>1. Das Essen schmeckt komisch. Probier mal. 2. Der Film war sehr komisch. Wir haben viel gelacht. 3. Eine grüne Hose und gelbe Schuhe? Das sieht komisch aus.</text:p>
          </table:table-cell>
        </table:table-row>
        <table:table-row table:style-name="ro1">
          <table:table-cell office:value-type="string">
            <text:p>körperlich</text:p>
          </table:table-cell>
          <table:table-cell office:value-type="string">
            <text:p>corporal,físico</text:p>
          </table:table-cell>
          <table:table-cell office:value-type="string">
            <text:p>ADJ</text:p>
          </table:table-cell>
          <table:table-cell office:value-type="string">
            <text:p>Körperliche Arbeit macht mir nichts aus.</text:p>
          </table:table-cell>
        </table:table-row>
        <table:table-row table:style-name="ro1">
          <table:table-cell office:value-type="string">
            <text:p>korrekt</text:p>
          </table:table-cell>
          <table:table-cell office:value-type="string">
            <text:p>correcto</text:p>
          </table:table-cell>
          <table:table-cell office:value-type="string">
            <text:p>ADJ</text:p>
          </table:table-cell>
          <table:table-cell office:value-type="string">
            <text:p>Ich habe die Rechnung geprüft. Alles ist korrekt.</text:p>
          </table:table-cell>
        </table:table-row>
        <table:table-row table:style-name="ro1">
          <table:table-cell office:value-type="string">
            <text:p>kritisch</text:p>
          </table:table-cell>
          <table:table-cell office:value-type="string">
            <text:p>crítico</text:p>
          </table:table-cell>
          <table:table-cell office:value-type="string">
            <text:p>ADJ</text:p>
          </table:table-cell>
          <table:table-cell office:value-type="string">
            <text:p>Es gab eine Diskussion über die Lebensmittelpreise. Ein Journalist hat kritische Fragen gestellt.</text:p>
          </table:table-cell>
        </table:table-row>
        <table:table-row table:style-name="ro1">
          <table:table-cell office:value-type="string">
            <text:p>kulturell</text:p>
          </table:table-cell>
          <table:table-cell office:value-type="string">
            <text:p>cultural</text:p>
          </table:table-cell>
          <table:table-cell office:value-type="string">
            <text:p>ADJ</text:p>
          </table:table-cell>
          <table:table-cell office:value-type="string">
            <text:p>Es gibt große kulturelle Unterschiede zwischen den Ländern.</text:p>
          </table:table-cell>
        </table:table-row>
        <table:table-row table:style-name="ro1">
          <table:table-cell office:value-type="string">
            <text:p>künstlich</text:p>
          </table:table-cell>
          <table:table-cell office:value-type="string">
            <text:p>artificial,postizo</text:p>
          </table:table-cell>
          <table:table-cell office:value-type="string">
            <text:p>ADJ</text:p>
          </table:table-cell>
          <table:table-cell office:value-type="string">
            <text:p>Ich mag kein künstliches Licht. </text:p>
          </table:table-cell>
        </table:table-row>
        <table:table-row table:style-name="ro1">
          <table:table-cell office:value-type="string">
            <text:p>langweilig </text:p>
          </table:table-cell>
          <table:table-cell office:value-type="string">
            <text:p>aburrido, pesado,lento, pesado,cansador Arg</text:p>
          </table:table-cell>
          <table:table-cell office:value-type="string">
            <text:p>ADJ</text:p>
          </table:table-cell>
          <table:table-cell office:value-type="string">
            <text:p>Der Film war sehr langweilig.</text:p>
          </table:table-cell>
        </table:table-row>
        <table:table-row table:style-name="ro1">
          <table:table-cell office:value-type="string">
            <text:p>ledig</text:p>
          </table:table-cell>
          <table:table-cell office:value-type="string">
            <text:p>soltero,exento de,libre de</text:p>
          </table:table-cell>
          <table:table-cell office:value-type="string">
            <text:p>ADJ</text:p>
          </table:table-cell>
          <table:table-cell office:value-type="string">
            <text:p>Wie ist Ihr Familienstand? – Ledig.</text:p>
          </table:table-cell>
        </table:table-row>
        <table:table-row table:style-name="ro1">
          <table:table-cell office:value-type="string">
            <text:p>mager </text:p>
          </table:table-cell>
          <table:table-cell office:value-type="string">
            <text:p>magro,flaco,flamenco Hond, PRico,pobre,fina,normal</text:p>
          </table:table-cell>
          <table:table-cell office:value-type="string">
            <text:p>ADJ</text:p>
          </table:table-cell>
          <table:table-cell office:value-type="string">
            <text:p>Bitte 1 kg mageres Fleisch.</text:p>
          </table:table-cell>
        </table:table-row>
        <table:table-row table:style-name="ro1">
          <table:table-cell office:value-type="string">
            <text:p>männlich </text:p>
          </table:table-cell>
          <table:table-cell office:value-type="string">
            <text:p>masculino,macho</text:p>
          </table:table-cell>
          <table:table-cell office:value-type="string">
            <text:p>ADJ</text:p>
          </table:table-cell>
          <table:table-cell office:value-type="string">
            <text:p>Kreuzen Sie bitte an: „weiblich“ oder „männlich“.</text:p>
          </table:table-cell>
        </table:table-row>
        <table:table-row table:style-name="ro1">
          <table:table-cell office:value-type="string">
            <text:p>menschlich</text:p>
          </table:table-cell>
          <table:table-cell office:value-type="string">
            <text:p>humano</text:p>
          </table:table-cell>
          <table:table-cell office:value-type="string">
            <text:p>ADJ</text:p>
          </table:table-cell>
          <table:table-cell office:value-type="string">
            <text:p>1. Fehler zu machen ist menschlich. 2. Der Chef hat uns immer menschlich behandelt.</text:p>
          </table:table-cell>
        </table:table-row>
        <table:table-row table:style-name="ro1">
          <table:table-cell office:value-type="string">
            <text:p>merkwürdig </text:p>
          </table:table-cell>
          <table:table-cell office:value-type="string">
            <text:p>curioso, raro</text:p>
          </table:table-cell>
          <table:table-cell office:value-type="string">
            <text:p>ADJ</text:p>
          </table:table-cell>
          <table:table-cell office:value-type="string">
            <text:p>Das ist eine merkwürdige Geschichte.</text:p>
          </table:table-cell>
        </table:table-row>
        <table:table-row table:style-name="ro1">
          <table:table-cell office:value-type="string">
            <text:p>mild</text:p>
          </table:table-cell>
          <table:table-cell/>
          <table:table-cell office:value-type="string">
            <text:p>ADJ</text:p>
          </table:table-cell>
          <table:table-cell office:value-type="string">
            <text:p>1. Möchten Sie die Soße scharf? – Nein, bitte ganz mild.2. Wie wird das Wetter? – Es soll etwas milder werden.</text:p>
          </table:table-cell>
        </table:table-row>
        <table:table-row table:style-name="ro1">
          <table:table-cell office:value-type="string">
            <text:p>möglich </text:p>
          </table:table-cell>
          <table:table-cell office:value-type="string">
            <text:p>posible,factible, realizable</text:p>
          </table:table-cell>
          <table:table-cell office:value-type="string">
            <text:p>ADJ</text:p>
          </table:table-cell>
          <table:table-cell office:value-type="string">
            <text:p>Kann ich bitte sofort einen Termin haben? – Das ist leider nicht möglich.</text:p>
          </table:table-cell>
        </table:table-row>
        <table:table-row table:style-name="ro1">
          <table:table-cell office:value-type="string">
            <text:p>müde</text:p>
          </table:table-cell>
          <table:table-cell office:value-type="string">
            <text:p>cansado,fané veraltet Arg</text:p>
          </table:table-cell>
          <table:table-cell office:value-type="string">
            <text:p>ADJ</text:p>
          </table:table-cell>
          <table:table-cell office:value-type="string">
            <text:p>Ich bin müde. Ich gehe schlafen.</text:p>
          </table:table-cell>
        </table:table-row>
        <table:table-row table:style-name="ro1">
          <table:table-cell office:value-type="string">
            <text:p>mutig</text:p>
          </table:table-cell>
          <table:table-cell office:value-type="string">
            <text:p>valiente, valeroso</text:p>
          </table:table-cell>
          <table:table-cell office:value-type="string">
            <text:p>ADJ</text:p>
          </table:table-cell>
          <table:table-cell office:value-type="string">
            <text:p>Es war sehr mutig von dir, deine Meinung laut zu sagen.</text:p>
          </table:table-cell>
        </table:table-row>
        <table:table-row table:style-name="ro1">
          <table:table-cell office:value-type="string">
            <text:p>nervös</text:p>
          </table:table-cell>
          <table:table-cell office:value-type="string">
            <text:p>nervioso</text:p>
          </table:table-cell>
          <table:table-cell office:value-type="string">
            <text:p>ADJ</text:p>
          </table:table-cell>
          <table:table-cell office:value-type="string">
            <text:p>Das Warten macht mich ganz nervös.</text:p>
          </table:table-cell>
        </table:table-row>
        <table:table-row table:style-name="ro1">
          <table:table-cell office:value-type="string">
            <text:p>nett</text:p>
          </table:table-cell>
          <table:table-cell office:value-type="string">
            <text:p>amable, simpático,agradable,bonito</text:p>
          </table:table-cell>
          <table:table-cell office:value-type="string">
            <text:p>ADJ</text:p>
          </table:table-cell>
          <table:table-cell office:value-type="string">
            <text:p>1. Die Leute sind hier sehr nett. 2. Ich habe viele nette Kollegen. 3. Vielen Dank! Das ist sehr nett von Ihnen. 4. Die Nachbarn waren sehr nett zu uns.</text:p>
          </table:table-cell>
        </table:table-row>
        <table:table-row table:style-name="ro1">
          <table:table-cell office:value-type="string">
            <text:p>neugierig</text:p>
          </table:table-cell>
          <table:table-cell office:value-type="string">
            <text:p>curioso por,alcamonero Ven</text:p>
          </table:table-cell>
          <table:table-cell office:value-type="string">
            <text:p>ADJ</text:p>
          </table:table-cell>
          <table:table-cell office:value-type="string">
            <text:p>Die Nachbarn sind ziemlich neugierig.</text:p>
          </table:table-cell>
        </table:table-row>
        <table:table-row table:style-name="ro1">
          <table:table-cell office:value-type="string">
            <text:p>niedrig</text:p>
          </table:table-cell>
          <table:table-cell office:value-type="string">
            <text:p>bajo,humilde,vil,infame</text:p>
          </table:table-cell>
          <table:table-cell office:value-type="string">
            <text:p>ADJ</text:p>
          </table:table-cell>
          <table:table-cell office:value-type="string">
            <text:p>1. Die Räume hier sind mir zu niedrig. 2. Für die Jahreszeit sind die Temperaturen zu niedrig. 3. Die Firma zahlt sehr niedrige Löhne.</text:p>
          </table:table-cell>
        </table:table-row>
        <table:table-row table:style-name="ro1">
          <table:table-cell office:value-type="string">
            <text:p>notwendig</text:p>
          </table:table-cell>
          <table:table-cell office:value-type="string">
            <text:p>necesario,inevitable</text:p>
          </table:table-cell>
          <table:table-cell office:value-type="string">
            <text:p>ADJ</text:p>
          </table:table-cell>
          <table:table-cell office:value-type="string">
            <text:p>1. Muss ich nochmal wiederkommen? – Nein, das ist nicht notwendig.</text:p>
          </table:table-cell>
        </table:table-row>
        <table:table-row table:style-name="ro1">
          <table:table-cell office:value-type="string">
            <text:p>nützlich</text:p>
          </table:table-cell>
          <table:table-cell office:value-type="string">
            <text:p>provechoso, útil</text:p>
          </table:table-cell>
          <table:table-cell office:value-type="string">
            <text:p>ADJ</text:p>
          </table:table-cell>
          <table:table-cell office:value-type="string">
            <text:p>Danke für den Tipp. Das war sehr nützlich.</text:p>
          </table:table-cell>
        </table:table-row>
        <table:table-row table:style-name="ro1">
          <table:table-cell office:value-type="string">
            <text:p>offen</text:p>
          </table:table-cell>
          <table:table-cell office:value-type="string">
            <text:p>abierto,suelto,destapado,a granel,vacante,pendiente,franco, abierto</text:p>
          </table:table-cell>
          <table:table-cell office:value-type="string">
            <text:p>ADJ</text:p>
          </table:table-cell>
          <table:table-cell office:value-type="string">
            <text:p>1. Komm rein. Die Haustür ist offen. 2. Ich glaube, der Supermarkt ist jetzt noch offen. 3. Im Sommer schlafe ich immer bei offenem Fenster. 4. Ich habe mit meinem Kollegen ganz offen über mein Problem gesprochen. 5. Einzelne Fragen sind noch offen.</text:p>
          </table:table-cell>
        </table:table-row>
        <table:table-row table:style-name="ro1">
          <table:table-cell office:value-type="string">
            <text:p>offiziell</text:p>
          </table:table-cell>
          <table:table-cell office:value-type="string">
            <text:p>oficial</text:p>
          </table:table-cell>
          <table:table-cell office:value-type="string">
            <text:p>ADJ</text:p>
          </table:table-cell>
          <table:table-cell office:value-type="string">
            <text:p>Sie bekommen von uns eine offizielle Einladung.</text:p>
          </table:table-cell>
        </table:table-row>
        <table:table-row table:style-name="ro1">
          <table:table-cell office:value-type="string">
            <text:p>optimistisch</text:p>
          </table:table-cell>
          <table:table-cell office:value-type="string">
            <text:p>optimista</text:p>
          </table:table-cell>
          <table:table-cell office:value-type="string">
            <text:p>ADJ</text:p>
          </table:table-cell>
          <table:table-cell office:value-type="string">
            <text:p>Glaubst du, dass du den Job bekommst? – Ja, ich bin ganz optimistisch.</text:p>
          </table:table-cell>
        </table:table-row>
        <table:table-row table:style-name="ro1">
          <table:table-cell office:value-type="string">
            <text:p>örtlich</text:p>
          </table:table-cell>
          <table:table-cell office:value-type="string">
            <text:p>local</text:p>
          </table:table-cell>
          <table:table-cell office:value-type="string">
            <text:p>ADJ</text:p>
          </table:table-cell>
          <table:table-cell office:value-type="string">
            <text:p>Die Nummer finden Sie im örtlichen Telefonbuch.</text:p>
          </table:table-cell>
        </table:table-row>
        <table:table-row table:style-name="ro1">
          <table:table-cell office:value-type="string">
            <text:p>parallel </text:p>
          </table:table-cell>
          <table:table-cell office:value-type="string">
            <text:p>paralelo a</text:p>
          </table:table-cell>
          <table:table-cell office:value-type="string">
            <text:p>ADJ</text:p>
          </table:table-cell>
          <table:table-cell office:value-type="string">
            <text:p>Die Goethestraße ist parallel zur Hauptstraße.</text:p>
          </table:table-cell>
        </table:table-row>
        <table:table-row table:style-name="ro1">
          <table:table-cell office:value-type="string">
            <text:p>persönlich</text:p>
          </table:table-cell>
          <table:table-cell office:value-type="string">
            <text:p>personal,en persona</text:p>
          </table:table-cell>
          <table:table-cell office:value-type="string">
            <text:p>ADJ</text:p>
          </table:table-cell>
          <table:table-cell office:value-type="string">
            <text:p>1. Hier gibt es zu viele Autos. Das ist meine persönliche Meinung.2. Ich muss Herrn Meier persönlich sprechen.3. Dafür müssen Sie persönlich vorbeikommen.</text:p>
          </table:table-cell>
        </table:table-row>
        <table:table-row table:style-name="ro1">
          <table:table-cell office:value-type="string">
            <text:p>politisch</text:p>
          </table:table-cell>
          <table:table-cell office:value-type="string">
            <text:p>político</text:p>
          </table:table-cell>
          <table:table-cell office:value-type="string">
            <text:p>ADJ</text:p>
          </table:table-cell>
          <table:table-cell office:value-type="string">
            <text:p>1. Ich diskutiere mit meinem Schwieger- vater oft über politische Probleme. 2. über meine politische Meinung möchte ich nicht sprechen.</text:p>
          </table:table-cell>
        </table:table-row>
        <table:table-row table:style-name="ro1">
          <table:table-cell office:value-type="string">
            <text:p>praktisch</text:p>
          </table:table-cell>
          <table:table-cell office:value-type="string">
            <text:p>práctico</text:p>
          </table:table-cell>
          <table:table-cell office:value-type="string">
            <text:p>ADJ</text:p>
          </table:table-cell>
          <table:table-cell office:value-type="string">
            <text:p>1. Ich finde diese Küchenmaschine sehr praktisch.2. Ich habe letzte Woche den Führerschein gemacht. Jetzt fehlt mir noch praktische Erfahrung.3. Dieses Handy kann praktisch alles, was ein Computer kann.</text:p>
          </table:table-cell>
        </table:table-row>
        <table:table-row table:style-name="ro1">
          <table:table-cell office:value-type="string">
            <text:p>pünktlich</text:p>
          </table:table-cell>
          <table:table-cell office:value-type="string">
            <text:p>puntual</text:p>
          </table:table-cell>
          <table:table-cell office:value-type="string">
            <text:p>ADJ</text:p>
          </table:table-cell>
          <table:table-cell office:value-type="string">
            <text:p>1. Seien Sie bitte pünktlich. 2. Der Bus fährt pünktlich um acht Uhr.</text:p>
          </table:table-cell>
        </table:table-row>
        <table:table-row table:style-name="ro1">
          <table:table-cell office:value-type="string">
            <text:p>realistisch</text:p>
          </table:table-cell>
          <table:table-cell office:value-type="string">
            <text:p>realista</text:p>
          </table:table-cell>
          <table:table-cell office:value-type="string">
            <text:p>ADJ</text:p>
          </table:table-cell>
          <table:table-cell office:value-type="string">
            <text:p>Ich glaube nicht, dass du für das Auto noch so viel Geld bekommst. Das ist nicht realistisch.</text:p>
          </table:table-cell>
        </table:table-row>
        <table:table-row table:style-name="ro1">
          <table:table-cell office:value-type="string">
            <text:p>relativ</text:p>
          </table:table-cell>
          <table:table-cell office:value-type="string">
            <text:p>relativo</text:p>
          </table:table-cell>
          <table:table-cell office:value-type="string">
            <text:p>ADJ</text:p>
          </table:table-cell>
          <table:table-cell office:value-type="string">
            <text:p>Die Wohnung ist relativ groß, aber sehr teuer.</text:p>
          </table:table-cell>
        </table:table-row>
        <table:table-row table:style-name="ro1">
          <table:table-cell office:value-type="string">
            <text:p>roh</text:p>
          </table:table-cell>
          <table:table-cell office:value-type="string">
            <text:p>crudo,bruto, sin labrar,bruto</text:p>
          </table:table-cell>
          <table:table-cell office:value-type="string">
            <text:p>ADJ</text:p>
          </table:table-cell>
          <table:table-cell office:value-type="string">
            <text:p>Ich lese gern Romane.</text:p>
          </table:table-cell>
        </table:table-row>
        <table:table-row table:style-name="ro1">
          <table:table-cell office:value-type="string">
            <text:p>ruhig</text:p>
          </table:table-cell>
          <table:table-cell office:value-type="string">
            <text:p>quieto,tranquilo,callado</text:p>
          </table:table-cell>
          <table:table-cell office:value-type="string">
            <text:p>ADJ</text:p>
          </table:table-cell>
          <table:table-cell office:value-type="string">
            <text:p>sehr ruhig. 3. Du kannst ruhig rauchen.</text:p>
          </table:table-cell>
        </table:table-row>
        <table:table-row table:style-name="ro1">
          <table:table-cell office:value-type="string">
            <text:p>satt</text:p>
          </table:table-cell>
          <table:table-cell office:value-type="string">
            <text:p>satisfecho,lleno fam,fuerte, intenso,impresionante</text:p>
          </table:table-cell>
          <table:table-cell office:value-type="string">
            <text:p>ADJ</text:p>
          </table:table-cell>
          <table:table-cell office:value-type="string">
            <text:p>Möchten Sie noch etwas? – Nein danke, ich bin satt.</text:p>
          </table:table-cell>
        </table:table-row>
        <table:table-row table:style-name="ro1">
          <table:table-cell office:value-type="string">
            <text:p>sauer</text:p>
          </table:table-cell>
          <table:table-cell office:value-type="string">
            <text:p>ácido,cuajado,agrio,de mala uva,de mala leche</text:p>
          </table:table-cell>
          <table:table-cell office:value-type="string">
            <text:p>ADJ</text:p>
          </table:table-cell>
          <table:table-cell office:value-type="string">
            <text:p>1. Die äpfel sind mir zu sauer. 2. Die Milch ist sauer. 3. Immer kommst du zu spät. Ich binwirklich sauer auf dich.</text:p>
          </table:table-cell>
        </table:table-row>
        <table:table-row table:style-name="ro1">
          <table:table-cell office:value-type="string">
            <text:p>scharf</text:p>
          </table:table-cell>
          <table:table-cell office:value-type="string">
            <text:p>afilado,agudo,cortante,vivo,picante,fuerte,acre,corrosivo,estridente,nítido,neto, (bien) marcado,fino,cerrado,mordaz,tajante,enérgico,riguroso, estricto,estrecho,reñido,mordedor,chulo,cachondo por,explosivo,con carga explosiva,forzado</text:p>
          </table:table-cell>
          <table:table-cell office:value-type="string">
            <text:p>ADJ</text:p>
          </table:table-cell>
          <table:table-cell office:value-type="string">
            <text:p>1. Die Suppe ist mir zu scharf. 2. Bei uns zu Hause essen wir immer sehr scharf. 3. Hast du kein schärferes Messer?</text:p>
          </table:table-cell>
        </table:table-row>
        <table:table-row table:style-name="ro1">
          <table:table-cell office:value-type="string">
            <text:p>schief</text:p>
          </table:table-cell>
          <table:table-cell office:value-type="string">
            <text:p>torcido,inclinado, ladeado,falso, equívoco</text:p>
          </table:table-cell>
          <table:table-cell office:value-type="string">
            <text:p>ADJ</text:p>
          </table:table-cell>
          <table:table-cell office:value-type="string">
            <text:p>Der Spiegel hängt ganz schief.</text:p>
          </table:table-cell>
        </table:table-row>
        <table:table-row table:style-name="ro1">
          <table:table-cell office:value-type="string">
            <text:p>schlank</text:p>
          </table:table-cell>
          <table:table-cell office:value-type="string">
            <text:p>delgado</text:p>
          </table:table-cell>
          <table:table-cell office:value-type="string">
            <text:p>ADJ</text:p>
          </table:table-cell>
          <table:table-cell office:value-type="string">
            <text:p>Meine Tochter ist groß und schlank.</text:p>
          </table:table-cell>
        </table:table-row>
        <table:table-row table:style-name="ro1">
          <table:table-cell office:value-type="string">
            <text:p>schmal</text:p>
          </table:table-cell>
          <table:table-cell office:value-type="string">
            <text:p>delgado,estrecho,angosto,escaso</text:p>
          </table:table-cell>
          <table:table-cell office:value-type="string">
            <text:p>ADJ</text:p>
          </table:table-cell>
          <table:table-cell office:value-type="string">
            <text:p>Hier kannst du nicht parken. Die Straße ist zu schmal.</text:p>
          </table:table-cell>
        </table:table-row>
        <table:table-row table:style-name="ro1">
          <table:table-cell office:value-type="string">
            <text:p>schmutzig</text:p>
          </table:table-cell>
          <table:table-cell office:value-type="string">
            <text:p>sucio,embadurnado,pringado fam,obsceno, sucio,verde fam</text:p>
          </table:table-cell>
          <table:table-cell office:value-type="string">
            <text:p>ADJ</text:p>
          </table:table-cell>
          <table:table-cell office:value-type="string">
            <text:p>1. Leg bitte die schmutzige Wäsche in die Waschmaschine. 2. Das Handtuch ist schmutzig. </text:p>
          </table:table-cell>
        </table:table-row>
        <table:table-row table:style-name="ro1">
          <table:table-cell office:value-type="string">
            <text:p>schrecklich</text:p>
          </table:table-cell>
          <table:table-cell office:value-type="string">
            <text:p>horrible, horroroso,tremendo, enorme</text:p>
          </table:table-cell>
          <table:table-cell office:value-type="string">
            <text:p>ADJ</text:p>
          </table:table-cell>
          <table:table-cell office:value-type="string">
            <text:p>1. Heute ist eine schreckliche Hitze. 2. Das Restaurant war schrecklich voll. 3. Ich finde dieses Kleid schrecklich. 4. Auf der Autobahn ist ein schrecklicher Unfall passiert.</text:p>
          </table:table-cell>
        </table:table-row>
        <table:table-row table:style-name="ro1">
          <table:table-cell office:value-type="string">
            <text:p>schriftlich</text:p>
          </table:table-cell>
          <table:table-cell office:value-type="string">
            <text:p>por escrito</text:p>
          </table:table-cell>
          <table:table-cell office:value-type="string">
            <text:p>ADJ</text:p>
          </table:table-cell>
          <table:table-cell office:value-type="string">
            <text:p>1. Die schriftliche Prüfung dauert einen halben Tag.2. Wir brauchen von Ihnen eine schriftliche Bestätigung.3. Sie müssen sich schriftlich anmelden.</text:p>
          </table:table-cell>
        </table:table-row>
        <table:table-row table:style-name="ro1">
          <table:table-cell office:value-type="string">
            <text:p>schuldig</text:p>
          </table:table-cell>
          <table:table-cell office:value-type="string">
            <text:p>culpable de</text:p>
          </table:table-cell>
          <table:table-cell office:value-type="string">
            <text:p>ADJ</text:p>
          </table:table-cell>
          <table:table-cell office:value-type="string">
            <text:p>Was bin ich Ihnen schuldig? – 50 Euro, bitte.</text:p>
          </table:table-cell>
        </table:table-row>
        <table:table-row table:style-name="ro1">
          <table:table-cell office:value-type="string">
            <text:p>schwach</text:p>
          </table:table-cell>
          <table:table-cell office:value-type="string">
            <text:p>débil,flojo,tenue,vago,escaso,insuficiente,frágil,delicado,infundado,transigente</text:p>
          </table:table-cell>
          <table:table-cell office:value-type="string">
            <text:p>ADJ</text:p>
          </table:table-cell>
          <table:table-cell office:value-type="string">
            <text:p>1. Ich bin noch nicht gesund. Ich fühle mich noch sehr schwach. 2. Die Tabletten sind zu schwach. Sie helfen nicht.</text:p>
          </table:table-cell>
        </table:table-row>
        <table:table-row table:style-name="ro1">
          <table:table-cell office:value-type="string">
            <text:p>schwierig </text:p>
          </table:table-cell>
          <table:table-cell office:value-type="string">
            <text:p>difícil,complicado,delicado</text:p>
          </table:table-cell>
          <table:table-cell office:value-type="string">
            <text:p>ADJ</text:p>
          </table:table-cell>
          <table:table-cell office:value-type="string">
            <text:p>Die Prüfung war sehr schwierig.</text:p>
          </table:table-cell>
        </table:table-row>
        <table:table-row table:style-name="ro1">
          <table:table-cell office:value-type="string">
            <text:p>senkrecht</text:p>
          </table:table-cell>
          <table:table-cell office:value-type="string">
            <text:p>vertical,perpendicular a</text:p>
          </table:table-cell>
          <table:table-cell office:value-type="string">
            <text:p>ADJ</text:p>
          </table:table-cell>
          <table:table-cell office:value-type="string">
            <text:p>Ziehen Sie bitte eine senkrechte Linie. </text:p>
          </table:table-cell>
        </table:table-row>
        <table:table-row table:style-name="ro1">
          <table:table-cell office:value-type="string">
            <text:p>sichtbar</text:p>
          </table:table-cell>
          <table:table-cell office:value-type="string">
            <text:p>visible,perceptible,evidente, manifiesto, obvio</text:p>
          </table:table-cell>
          <table:table-cell office:value-type="string">
            <text:p>ADJ</text:p>
          </table:table-cell>
          <table:table-cell office:value-type="string">
            <text:p>Es gibt keine sichtbaren Verletzungen. Aber wir müssen das Bein trotzdem untersuchen.</text:p>
          </table:table-cell>
        </table:table-row>
        <table:table-row table:style-name="ro1">
          <table:table-cell office:value-type="string">
            <text:p>sparsam</text:p>
          </table:table-cell>
          <table:table-cell office:value-type="string">
            <text:p>económico,poco gastador</text:p>
          </table:table-cell>
          <table:table-cell office:value-type="string">
            <text:p>ADJ</text:p>
          </table:table-cell>
          <table:table-cell office:value-type="string">
            <text:p>1. Meine Frau ist sehr sparsam. 2. Mein Auto ist sehr sparsam. Es verbraucht nur 5 Liter.</text:p>
          </table:table-cell>
        </table:table-row>
        <table:table-row table:style-name="ro1">
          <table:table-cell office:value-type="string">
            <text:p>speziell</text:p>
          </table:table-cell>
          <table:table-cell office:value-type="string">
            <text:p>especial, particular</text:p>
          </table:table-cell>
          <table:table-cell office:value-type="string">
            <text:p>ADJ</text:p>
          </table:table-cell>
          <table:table-cell office:value-type="string">
            <text:p>Ich suche einen ganz speziellen Ring für meine Freundin.</text:p>
          </table:table-cell>
        </table:table-row>
        <table:table-row table:style-name="ro1">
          <table:table-cell office:value-type="string">
            <text:p>sportlich</text:p>
          </table:table-cell>
          <table:table-cell office:value-type="string">
            <text:p>deportivo,justo</text:p>
          </table:table-cell>
          <table:table-cell office:value-type="string">
            <text:p>ADJ</text:p>
          </table:table-cell>
          <table:table-cell office:value-type="string">
            <text:p>1. Mein Bruder ist sehr sportlich. 2. Ich mag bequeme und sportliche Kleidung. </text:p>
          </table:table-cell>
        </table:table-row>
        <table:table-row table:style-name="ro1">
          <table:table-cell office:value-type="string">
            <text:p>städtisch</text:p>
          </table:table-cell>
          <table:table-cell office:value-type="string">
            <text:p>municipal, comunal,urbano</text:p>
          </table:table-cell>
          <table:table-cell office:value-type="string">
            <text:p>ADJ</text:p>
          </table:table-cell>
          <table:table-cell office:value-type="string">
            <text:p>Die städtischen Verkehrsbetriebe wollen die Tarife erhöhen.</text:p>
          </table:table-cell>
        </table:table-row>
        <table:table-row table:style-name="ro1">
          <table:table-cell office:value-type="string">
            <text:p>steil</text:p>
          </table:table-cell>
          <table:table-cell office:value-type="string">
            <text:p>empinado, escarpado,acantilado,vertiginoso, rápido</text:p>
          </table:table-cell>
          <table:table-cell office:value-type="string">
            <text:p>ADJ</text:p>
          </table:table-cell>
          <table:table-cell office:value-type="string">
            <text:p>Die Straße zu unserem Haus ist sehr steil.</text:p>
          </table:table-cell>
        </table:table-row>
        <table:table-row table:style-name="ro1">
          <table:table-cell office:value-type="string">
            <text:p>streng</text:p>
          </table:table-cell>
          <table:table-cell office:value-type="string">
            <text:p>severo,fregado Ecua, Pan,duro, riguroso,estricto,absoluto,acre, fuerte,austero,intenso,duro,consecuente,fatigoso</text:p>
          </table:table-cell>
          <table:table-cell office:value-type="string">
            <text:p>ADJ</text:p>
          </table:table-cell>
          <table:table-cell office:value-type="string">
            <text:p>Unsere Tochter hat einen sehr strengen Lehrer.</text:p>
          </table:table-cell>
        </table:table-row>
        <table:table-row table:style-name="ro1">
          <table:table-cell office:value-type="string">
            <text:p>stumm</text:p>
          </table:table-cell>
          <table:table-cell office:value-type="string">
            <text:p>mudo,silencioso, callado</text:p>
          </table:table-cell>
          <table:table-cell office:value-type="string">
            <text:p>ADJ</text:p>
          </table:table-cell>
          <table:table-cell office:value-type="string">
            <text:p>Stell bitte dein Handy leise oder auf stumm.</text:p>
          </table:table-cell>
        </table:table-row>
        <table:table-row table:style-name="ro1">
          <table:table-cell office:value-type="string">
            <text:p>sympathisch</text:p>
          </table:table-cell>
          <table:table-cell office:value-type="string">
            <text:p>simpático</text:p>
          </table:table-cell>
          <table:table-cell office:value-type="string">
            <text:p>ADJ</text:p>
          </table:table-cell>
          <table:table-cell office:value-type="string">
            <text:p>1. Ich finde unsere neue Kollegin sehr sympathisch.2. Der neue Chef ist sehr sympathisch.</text:p>
          </table:table-cell>
        </table:table-row>
        <table:table-row table:style-name="ro1">
          <table:table-cell office:value-type="string">
            <text:p>teuer</text:p>
          </table:table-cell>
          <table:table-cell office:value-type="string">
            <text:p>caro,salado CSur,valioso,querido, apreciado</text:p>
          </table:table-cell>
          <table:table-cell office:value-type="string">
            <text:p>ADJ</text:p>
          </table:table-cell>
          <table:table-cell office:value-type="string">
            <text:p>1. Ich finde das nicht teuer. 2. Dieses Geschäft ist mir zu teuer.</text:p>
          </table:table-cell>
        </table:table-row>
        <table:table-row table:style-name="ro1">
          <table:table-cell office:value-type="string">
            <text:p>theoretisch</text:p>
          </table:table-cell>
          <table:table-cell office:value-type="string">
            <text:p>teórico</text:p>
          </table:table-cell>
          <table:table-cell office:value-type="string">
            <text:p>ADJ</text:p>
          </table:table-cell>
          <table:table-cell office:value-type="string">
            <text:p>Ich habe die theoretische Prüfung bestanden. Nach der praktischen bekomme ich den Führerschein.</text:p>
          </table:table-cell>
        </table:table-row>
        <table:table-row table:style-name="ro1">
          <table:table-cell office:value-type="string">
            <text:p>tolerant</text:p>
          </table:table-cell>
          <table:table-cell office:value-type="string">
            <text:p>tolerante</text:p>
          </table:table-cell>
          <table:table-cell office:value-type="string">
            <text:p>ADJ</text:p>
          </table:table-cell>
          <table:table-cell office:value-type="string">
            <text:p>Die Nachbarn hören oft laut Musik. Wir müssen sehr tolerant sein.</text:p>
          </table:table-cell>
        </table:table-row>
        <table:table-row table:style-name="ro1">
          <table:table-cell office:value-type="string">
            <text:p>tot</text:p>
          </table:table-cell>
          <table:table-cell office:value-type="string">
            <text:p>muerto,inánime,fallecido,marchito,inanimado,sin vida,agotado,inútil,inerte</text:p>
          </table:table-cell>
          <table:table-cell office:value-type="string">
            <text:p>ADJ</text:p>
          </table:table-cell>
          <table:table-cell office:value-type="string">
            <text:p>Meine Großeltern sind schon lange tot.</text:p>
          </table:table-cell>
        </table:table-row>
        <table:table-row table:style-name="ro1">
          <table:table-cell office:value-type="string">
            <text:p>traditionell</text:p>
          </table:table-cell>
          <table:table-cell office:value-type="string">
            <text:p>tradicional</text:p>
          </table:table-cell>
          <table:table-cell office:value-type="string">
            <text:p>ADJ</text:p>
          </table:table-cell>
          <table:table-cell office:value-type="string">
            <text:p>Ich mag die traditionelle Küche.</text:p>
          </table:table-cell>
        </table:table-row>
        <table:table-row table:style-name="ro1">
          <table:table-cell office:value-type="string">
            <text:p>treu</text:p>
          </table:table-cell>
          <table:table-cell office:value-type="string">
            <text:p>fiel,leal,de confianza,de buena fe</text:p>
          </table:table-cell>
          <table:table-cell office:value-type="string">
            <text:p>ADJ</text:p>
          </table:table-cell>
          <table:table-cell office:value-type="string">
            <text:p>Herr Maier ist ein treuer Kunde von uns.</text:p>
          </table:table-cell>
        </table:table-row>
        <table:table-row table:style-name="ro1">
          <table:table-cell office:value-type="string">
            <text:p>trocken</text:p>
          </table:table-cell>
          <table:table-cell office:value-type="string">
            <text:p>seco,sin lluvia,(en) seco,sobrio,aburrido,lacónico,acre,que ya no bebe</text:p>
          </table:table-cell>
          <table:table-cell office:value-type="string">
            <text:p>ADJ</text:p>
          </table:table-cell>
          <table:table-cell office:value-type="string">
            <text:p>1. Die Wäsche ist noch nicht trocken. 3. Bitte einen trockenen Wein. 4. Hoffentlich regnet es bald. Alles ist ganz trocken. </text:p>
          </table:table-cell>
        </table:table-row>
        <table:table-row table:style-name="ro1">
          <table:table-cell office:value-type="string">
            <text:p>typisch</text:p>
          </table:table-cell>
          <table:table-cell office:value-type="string">
            <text:p>típico de</text:p>
          </table:table-cell>
          <table:table-cell office:value-type="string">
            <text:p>ADJ</text:p>
          </table:table-cell>
          <table:table-cell office:value-type="string">
            <text:p>Im Hotel gab es typisch deutsches Essen.</text:p>
          </table:table-cell>
        </table:table-row>
        <table:table-row table:style-name="ro1">
          <table:table-cell office:value-type="string">
            <text:p>üblich</text:p>
          </table:table-cell>
          <table:table-cell office:value-type="string">
            <text:p>usual, habitual,tradicional, clásico</text:p>
          </table:table-cell>
          <table:table-cell office:value-type="string">
            <text:p>ADJ</text:p>
          </table:table-cell>
          <table:table-cell office:value-type="string">
            <text:p>In Deutschland ist es üblich, früh zu Abend zu essen.</text:p>
          </table:table-cell>
        </table:table-row>
        <table:table-row table:style-name="ro1">
          <table:table-cell office:value-type="string">
            <text:p>übrig</text:p>
          </table:table-cell>
          <table:table-cell office:value-type="string">
            <text:p>restante</text:p>
          </table:table-cell>
          <table:table-cell office:value-type="string">
            <text:p>ADJ</text:p>
          </table:table-cell>
          <table:table-cell office:value-type="string">
            <text:p>Ist noch etwas zu essen übrig?</text:p>
          </table:table-cell>
        </table:table-row>
        <table:table-row table:style-name="ro1">
          <table:table-cell office:value-type="string">
            <text:p>unfreundlich</text:p>
          </table:table-cell>
          <table:table-cell office:value-type="string">
            <text:p>desatento, poco amable,desapacible</text:p>
          </table:table-cell>
          <table:table-cell office:value-type="string">
            <text:p>ADJ</text:p>
          </table:table-cell>
          <table:table-cell office:value-type="string">
            <text:p>Die Verkäuferin war sehr unfreundlich.</text:p>
          </table:table-cell>
        </table:table-row>
        <table:table-row table:style-name="ro1">
          <table:table-cell office:value-type="string">
            <text:p>ungewöhnlich</text:p>
          </table:table-cell>
          <table:table-cell office:value-type="string">
            <text:p>insólito, poco común,extraordinario</text:p>
          </table:table-cell>
          <table:table-cell office:value-type="string">
            <text:p>ADJ</text:p>
          </table:table-cell>
          <table:table-cell office:value-type="string">
            <text:p>Haben Sie etwas Ungewöhnliches gesehen?</text:p>
          </table:table-cell>
        </table:table-row>
        <table:table-row table:style-name="ro1">
          <table:table-cell office:value-type="string">
            <text:p>unglaublich</text:p>
          </table:table-cell>
          <table:table-cell office:value-type="string">
            <text:p>increíble,increíble, inaudito,tremendo</text:p>
          </table:table-cell>
          <table:table-cell office:value-type="string">
            <text:p>ADJ</text:p>
          </table:table-cell>
          <table:table-cell office:value-type="string">
            <text:p>Es ist unglaublich. Schon wieder so ein Unglück.</text:p>
          </table:table-cell>
        </table:table-row>
        <table:table-row table:style-name="ro1">
          <table:table-cell office:value-type="string">
            <text:p>unterschiedlich</text:p>
          </table:table-cell>
          <table:table-cell office:value-type="string">
            <text:p>distinto, diferente</text:p>
          </table:table-cell>
          <table:table-cell office:value-type="string">
            <text:p>ADJ</text:p>
          </table:table-cell>
          <table:table-cell office:value-type="string">
            <text:p>Mein Bruder und ich sind sehr unterschiedlich. Er interessiert sich für Mathematik, ich für Sprachen.</text:p>
          </table:table-cell>
        </table:table-row>
        <table:table-row table:style-name="ro1">
          <table:table-cell office:value-type="string">
            <text:p>vegetarisch</text:p>
          </table:table-cell>
          <table:table-cell office:value-type="string">
            <text:p>vegetariano</text:p>
          </table:table-cell>
          <table:table-cell office:value-type="string">
            <text:p>ADJ</text:p>
          </table:table-cell>
          <table:table-cell office:value-type="string">
            <text:p>1. Ich mag kein Fleisch. Ich esse am liebsten vegetarisch.2. Haben Sie auch vegetarische Gerichte?</text:p>
          </table:table-cell>
        </table:table-row>
        <table:table-row table:style-name="ro1">
          <table:table-cell office:value-type="string">
            <text:p>verantwortlich </text:p>
          </table:table-cell>
          <table:table-cell office:value-type="string">
            <text:p>responsable de,de responsabilidad</text:p>
          </table:table-cell>
          <table:table-cell office:value-type="string">
            <text:p>ADJ</text:p>
          </table:table-cell>
          <table:table-cell office:value-type="string">
            <text:p>Sie sind für Ihre Kinder verantwortlich.</text:p>
          </table:table-cell>
        </table:table-row>
        <table:table-row table:style-name="ro1">
          <table:table-cell office:value-type="string">
            <text:p>verständlich</text:p>
          </table:table-cell>
          <table:table-cell office:value-type="string">
            <text:p>inteligible, comprensible,claro</text:p>
          </table:table-cell>
          <table:table-cell office:value-type="string">
            <text:p>ADJ</text:p>
          </table:table-cell>
          <table:table-cell office:value-type="string">
            <text:p>Nach acht Stunden Schule haben die Kinder keine Lust mehr zu den Haus- aufgaben. Ich finde das verständlich.</text:p>
          </table:table-cell>
        </table:table-row>
        <table:table-row table:style-name="ro1">
          <table:table-cell office:value-type="string">
            <text:p>verwitwet </text:p>
          </table:table-cell>
          <table:table-cell office:value-type="string">
            <text:p>viudo</text:p>
          </table:table-cell>
          <table:table-cell office:value-type="string">
            <text:p>ADJ</text:p>
          </table:table-cell>
          <table:table-cell office:value-type="string">
            <text:p>Familienstand: verwitwet.</text:p>
          </table:table-cell>
        </table:table-row>
        <table:table-row table:style-name="ro1">
          <table:table-cell office:value-type="string">
            <text:p>waagerecht</text:p>
          </table:table-cell>
          <table:table-cell office:value-type="string">
            <text:p>horizontal</text:p>
          </table:table-cell>
          <table:table-cell office:value-type="string">
            <text:p>ADJ</text:p>
          </table:table-cell>
          <table:table-cell office:value-type="string">
            <text:p>Ziehen Sie bitte einen waagerechten Strich.</text:p>
          </table:table-cell>
        </table:table-row>
        <table:table-row table:style-name="ro1">
          <table:table-cell office:value-type="string">
            <text:p>weiblich</text:p>
          </table:table-cell>
          <table:table-cell office:value-type="string">
            <text:p>femenino</text:p>
          </table:table-cell>
          <table:table-cell office:value-type="string">
            <text:p>ADJ</text:p>
          </table:table-cell>
          <table:table-cell office:value-type="string">
            <text:p>Kreuzen Sie bitte an: „weiblich“ oder „männlich“.</text:p>
          </table:table-cell>
        </table:table-row>
        <table:table-row table:style-name="ro1">
          <table:table-cell office:value-type="string">
            <text:p>wertvoll</text:p>
          </table:table-cell>
          <table:table-cell office:value-type="string">
            <text:p>valioso</text:p>
          </table:table-cell>
          <table:table-cell office:value-type="string">
            <text:p>ADJ</text:p>
          </table:table-cell>
          <table:table-cell office:value-type="string">
            <text:p>Ich habe einen sehr wertvollen Ring von meiner Großmutter.</text:p>
          </table:table-cell>
        </table:table-row>
        <table:table-row table:style-name="ro1">
          <table:table-cell office:value-type="string">
            <text:p>wichtig</text:p>
          </table:table-cell>
          <table:table-cell office:value-type="string">
            <text:p>importante</text:p>
          </table:table-cell>
          <table:table-cell office:value-type="string">
            <text:p>ADJ</text:p>
          </table:table-cell>
          <table:table-cell office:value-type="string">
            <text:p>1. Die Prüfung ist sehr wichtig für mich. 2. Morgen habe ich einen wichtigen Termin.</text:p>
          </table:table-cell>
        </table:table-row>
        <table:table-row table:style-name="ro1">
          <table:table-cell office:value-type="string">
            <text:p>windig</text:p>
          </table:table-cell>
          <table:table-cell office:value-type="string">
            <text:p>ventoso,expuesto al viento,dudoso,pícaro</text:p>
          </table:table-cell>
          <table:table-cell office:value-type="string">
            <text:p>ADJ</text:p>
          </table:table-cell>
          <table:table-cell office:value-type="string">
            <text:p>Es ist heute sehr windig.</text:p>
          </table:table-cell>
        </table:table-row>
        <table:table-row table:style-name="ro1">
          <table:table-cell office:value-type="string">
            <text:p>wunderschön</text:p>
          </table:table-cell>
          <table:table-cell office:value-type="string">
            <text:p>hermosísimo, maravilloso</text:p>
          </table:table-cell>
          <table:table-cell office:value-type="string">
            <text:p>ADJ</text:p>
          </table:table-cell>
          <table:table-cell office:value-type="string">
            <text:p>1. Wir haben einen Ausflug gemacht. Es war wunderschön.2. Ich habe mir ein wunderschönes Kleid gekauft.</text:p>
          </table:table-cell>
        </table:table-row>
        <table:table-row table:style-name="ro1">
          <table:table-cell office:value-type="string">
            <text:p>zentral </text:p>
          </table:table-cell>
          <table:table-cell office:value-type="string">
            <text:p>central</text:p>
          </table:table-cell>
          <table:table-cell office:value-type="string">
            <text:p>ADJ</text:p>
          </table:table-cell>
          <table:table-cell office:value-type="string">
            <text:p>Wir suchen eine Zweizimmer- wohnung in zentraler Lage.</text:p>
          </table:table-cell>
        </table:table-row>
        <table:table-row table:style-name="ro1">
          <table:table-cell office:value-type="string">
            <text:p>zufrieden</text:p>
          </table:table-cell>
          <table:table-cell office:value-type="string">
            <text:p>contento,satisfecho</text:p>
          </table:table-cell>
          <table:table-cell office:value-type="string">
            <text:p>ADJ</text:p>
          </table:table-cell>
          <table:table-cell office:value-type="string">
            <text:p>1. Meine Kinder haben heute Zeugnisse bekommen. Ich bin zufrieden.2. Ich bin mit der Wohnung zufrieden. Sie ist nicht so groß, aber sie hat einen Balkon.</text:p>
          </table:table-cell>
        </table:table-row>
        <table:table-row table:style-name="ro1">
          <table:table-cell office:value-type="string">
            <text:p>zuständig </text:p>
          </table:table-cell>
          <table:table-cell office:value-type="string">
            <text:p>competente para,responsable de</text:p>
          </table:table-cell>
          <table:table-cell office:value-type="string">
            <text:p>ADJ</text:p>
          </table:table-cell>
          <table:table-cell office:value-type="string">
            <text:p>Wir haben ein Problem mit der Heizung. Wer ist dafür zuständig?</text:p>
          </table:table-cell>
        </table:table-row>
        <table:table-row table:style-name="ro1">
          <table:table-cell office:value-type="string">
            <text:p>zuverlässig </text:p>
          </table:table-cell>
          <table:table-cell office:value-type="string">
            <text:p>cumplidor,de confianza,eficaz,fiable,fidedigno,verosímil</text:p>
          </table:table-cell>
          <table:table-cell office:value-type="string">
            <text:p>ADJ</text:p>
          </table:table-cell>
          <table:table-cell office:value-type="string">
            <text:p>Der Kollege kommt bestimmt gleich. Er ist immer sehr zuverlässig.</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25">25/03/2013</text:date>, <text:time>10:24:3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622" meta:object-count="0"/>
    <meta:generator>OpenOffice.org/3.4.1$Unix OpenOffice.org_project/341m1$Build-9593</meta:generator>
  </office:meta>
</office:document-meta>
</file>